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2648968EF04A6254836.png" manifest:media-type="image/png"/>
  <manifest:file-entry manifest:full-path="Pictures/100000000000037000000223AC23F87929A921C0.png" manifest:media-type="image/png"/>
  <manifest:file-entry manifest:full-path="Pictures/10000000000003700000022323B2AE3323417CBB.png" manifest:media-type="image/png"/>
  <manifest:file-entry manifest:full-path="Pictures/1000000000000370000002230886A6E5DD8346DA.png" manifest:media-type="image/png"/>
  <manifest:file-entry manifest:full-path="Pictures/100000000000037000000223E886B67644FA0E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f75" officeooo:paragraph-rsid="001a8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965in" svg:y="0.0618in" svg:width="4.7756in" svg:height="2.9681in" draw:z-index="0"><draw:image xlink:href="Pictures/100000000000037000000223E886B67644FA0EBB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972in" svg:y="0.05in" svg:width="4.4626in" svg:height="2.7736in" draw:z-index="1"><draw:image xlink:href="Pictures/10000000000003700000022323B2AE3323417C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1898in" svg:y="0.1098in" svg:width="4.6772in" svg:height="2.9071in" draw:z-index="2"><draw:image xlink:href="Pictures/100000000000037000000223AC23F87929A921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0327in" svg:y="-0.0535in" svg:width="4.6937in" svg:height="2.9047in" draw:z-index="3"><draw:image xlink:href="Pictures/10000000000003DD000002648968EF04A625483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022in" svg:y="0.0929in" svg:width="4.6937in" svg:height="2.9173in" draw:z-index="4"><draw:image xlink:href="Pictures/1000000000000370000002230886A6E5DD8346DA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51:02.341742984</meta:creation-date>
    <dc:date>2024-10-21T21:53:34.103750701</dc:date>
    <meta:editing-duration>PT2M32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